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2bc"/>
    </style:style>
    <style:style style:name="P1" style:family="paragraph">
      <loext:graphic-properties draw:fill="solid" draw:fill-color="#0072b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2.033cm" svg:height="1.273cm" svg:x="2.184cm" svg:y="4.39cm" svg:viewBox="0 0 2034 1274" draw:points="258,0 980,0 1004,696 1013,696 1313,0 2034,0 1776,1274 1338,1274 1542,272 1531,272 1076,1274 671,1274 631,272 618,272 414,1274 0,1274">
            <text:p/>
          </draw:polygon>
          <draw:path draw:style-name="gr1" draw:text-style-name="P1" draw:layer="layout" svg:width="1.775cm" svg:height="1.381cm" svg:x="4.148cm" svg:y="4.304cm" svg:viewBox="0 0 1776 1382" svg:d="M1070 886h29c137 0 213-149 213-260 0-82-47-144-133-144h-27zM707 482h-27c-129 0-216 136-216 257 0 74 45 147 132 147h29zM504 1382l40-205h-88c-334 0-456-189-456-378 0-281 225-608 669-608h76l40-191h487l-38 191h76c179 0 466 42 466 380 0 297-213 606-648 606h-96l-40 205z">
            <text:p/>
          </draw:path>
          <draw:polygon draw:style-name="gr1" draw:text-style-name="P1" draw:layer="layout" svg:width="1.423cm" svg:height="1.273cm" svg:x="5.952cm" svg:y="4.39cm" svg:viewBox="0 0 1424 1274" draw:points="1424,0 1348,376 918,376 736,1274 248,1274 430,376 0,376 77,0">
            <text:p/>
          </draw:polygon>
          <draw:polygon draw:style-name="gr1" draw:text-style-name="P1" draw:layer="layout" svg:width="1.644cm" svg:height="1.273cm" svg:x="7.226cm" svg:y="4.39cm" svg:viewBox="0 0 1645 1274" draw:points="747,0 599,727 606,727 1076,0 1645,0 1387,1274 899,1274 1045,560 1038,560 570,1274 0,1274 258,0">
            <text:p/>
          </draw:polygon>
          <draw:polygon draw:style-name="gr1" draw:text-style-name="P1" draw:layer="layout" svg:width="0.751cm" svg:height="0.361cm" svg:x="9.249cm" svg:y="5.782cm" svg:viewBox="0 0 752 362" draw:points="0,362 69,0 752,206">
            <text:p/>
          </draw:polygon>
          <draw:path draw:style-name="gr1" draw:text-style-name="P1" draw:layer="layout" svg:width="9.087cm" svg:height="3.002cm" svg:x="0cm" svg:y="3.499cm" svg:viewBox="0 0 9088 3003" svg:d="M9088 2366h-7048c-131 0-187 144-242 284-19 49-49 125-72 157-41-42-72-240-84-318l-7-43c-41-268-79-552-116-825-160-1197-235-1617-458-1621-279-5-378 490-672 1956l-38 192c-44 218-143 218-186 218h-132l-33 189h165c111 0 306-48 371-370l38-192c181-904 353-1756 474-1799 105 112 208 884 284 1452 37 274 75 558 117 829l7 42c33 217 73 486 276 486 131 0 187-145 242-284 21-54 55-140 78-164h7003z">
            <text:p/>
          </draw:path>
          <draw:polygon draw:style-name="gr1" draw:text-style-name="P1" draw:layer="layout" svg:width="0.228cm" svg:height="0.187cm" svg:x="2.113cm" svg:y="6.236cm" svg:viewBox="0 0 229 188" draw:points="88,0 108,119 108,120 168,0 229,0 198,188 156,188 180,41 110,188 82,188 59,42 58,41 35,188 0,188 31,0">
            <text:p/>
          </draw:polygon>
          <draw:path draw:style-name="gr1" draw:text-style-name="P1" draw:layer="layout" svg:width="0.169cm" svg:height="0.193cm" svg:x="2.351cm" svg:y="6.233cm" svg:viewBox="0 0 170 194" svg:d="M51 145c6 11 15 15 26 15s20-3 28-14c13-16 19-49 19-71 0-8-1-20-6-28-4-6-12-14-26-14-12 0-21 5-28 14-12 16-19 51-19 72 0 8 1 18 6 26zM143 15c12 10 27 31 27 66 0 28-11 59-24 77-9 12-31 36-73 36-20 0-37-6-52-21-16-16-21-36-21-59 0-25 5-62 32-89 19-19 39-25 63-25 14 0 32 1 48 15z">
            <text:p/>
          </draw:path>
          <draw:path draw:style-name="gr1" draw:text-style-name="P1" draw:layer="layout" svg:width="0.162cm" svg:height="0.193cm" svg:x="2.539cm" svg:y="6.233cm" svg:viewBox="0 0 163 194" svg:d="M123 73c0-7-2-18-7-26-5-10-13-14-25-14-17 0-26 12-33 24-9 19-13 46-13 64 0 9 1 21 9 30 5 6 12 9 21 9 14 0 32-8 39-37l40 7c-3 10-8 20-15 30-18 25-39 34-65 34-30 0-48-16-57-27-11-14-17-33-17-53 0-28 9-60 26-81 16-20 38-33 68-33 26 0 42 10 50 18 12 13 18 33 19 50z">
            <text:p/>
          </draw:path>
          <draw:path draw:style-name="gr1" draw:text-style-name="P1" draw:layer="layout" svg:width="0.183cm" svg:height="0.187cm" svg:x="2.708cm" svg:y="6.236cm" svg:viewBox="0 0 184 188" svg:d="M75 0l-13 75h13c14 0 22-3 39-34 8-17 14-29 20-35 6-5 11-6 15-6h35c-5 4-10 9-20 26-11 18-10 18-19 33-9 14-14 19-17 21-4 4-10 6-15 7v1c11 2 18 10 21 15 5 7 6 14 8 21 3 11 4 18 5 26 5 22 9 31 14 38h-40c-4 0-9-3-13-17-2-9-4-20-7-35-2-12-4-19-8-24-4-4-12-6-19-6h-17l-13 82h-44l31-188z">
            <text:p/>
          </draw:path>
          <draw:path draw:style-name="gr1" draw:text-style-name="P1" draw:layer="layout" svg:width="0.169cm" svg:height="0.193cm" svg:x="2.894cm" svg:y="6.233cm" svg:viewBox="0 0 170 194" svg:d="M51 145c6 11 15 15 26 15s20-3 28-14c13-16 19-49 19-71 0-8-1-20-6-28-4-6-12-14-26-14-12 0-21 5-28 14-12 16-19 51-19 72 0 8 1 18 6 26zM144 15c12 10 26 31 26 66 0 28-10 59-23 77-9 12-32 36-74 36-20 0-37-6-52-21-16-16-21-36-21-59 0-25 5-62 32-89 19-19 39-25 63-25 14 0 31 1 49 15z">
            <text:p/>
          </draw:path>
          <draw:path draw:style-name="gr1" draw:text-style-name="P1" draw:layer="layout" svg:width="0.167cm" svg:height="0.187cm" svg:x="3.076cm" svg:y="6.236cm" svg:viewBox="0 0 168 188" svg:d="M61 75h33c7 0 17-1 24-7 4-4 7-9 7-16 0-14-12-19-24-19h-32zM48 155h36c9 0 18 0 25-8 5-5 8-11 8-18 0-9-4-15-8-18-7-4-15-5-21-5h-32zM111 0c12 0 25 2 35 8 10 5 22 16 22 37 0 16-7 27-13 33-7 6-16 11-25 12v1c7 2 13 5 18 9 9 9 13 21 13 33s-6 28-15 38c-15 15-34 17-52 17h-94l31-188z">
            <text:p/>
          </draw:path>
          <draw:path draw:style-name="gr1" draw:text-style-name="P1" draw:layer="layout" svg:width="0.162cm" svg:height="0.193cm" svg:x="3.261cm" svg:y="6.233cm" svg:viewBox="0 0 163 194" svg:d="M124 73c0-7-2-18-7-26-5-10-13-14-24-14-18 0-27 12-33 24-9 19-14 46-14 64 0 9 2 21 9 30 5 6 13 9 21 9 15 0 33-8 39-37l39 7c-3 10-8 20-14 30-18 25-39 34-65 34-30 0-49-16-58-27-10-14-17-33-17-53 0-28 9-60 26-81 16-20 39-33 70-33 26 0 41 10 48 18 12 13 19 33 19 50z">
            <text:p/>
          </draw:path>
          <draw:path draw:style-name="gr1" draw:text-style-name="P1" draw:layer="layout" svg:width="0.183cm" svg:height="0.187cm" svg:x="3.431cm" svg:y="6.236cm" svg:viewBox="0 0 184 188" svg:d="M74 0l-12 75h12c14 0 23-3 39-34 8-17 14-29 21-35 5-5 10-6 15-6h35c-6 4-10 9-21 26-10 18-10 18-19 33-9 14-14 19-16 21-5 4-11 6-16 7v1c11 2 18 10 21 15 5 7 7 14 8 21 3 11 4 18 6 26 4 22 9 31 14 38h-41c-4 0-9-3-14-17-2-9-3-20-6-35-1-12-3-19-8-24-4-4-12-6-19-6h-17l-13 82h-43l30-188z">
            <text:p/>
          </draw:path>
          <draw:path draw:style-name="gr1" draw:text-style-name="P1" draw:layer="layout" svg:width="0.181cm" svg:height="0.187cm" svg:x="3.61cm" svg:y="6.236cm" svg:viewBox="0 0 182 188" svg:d="M76 0l-17 100c0 4-2 12-5 17 7-10 9-13 11-15l71-89 2-13h44l-31 188h-44l17-103c1-5 2-12 4-17-3 4-7 12-9 14l-73 91-2 15h-44l31-188z">
            <text:p/>
          </draw:path>
          <draw:path draw:style-name="gr1" draw:text-style-name="P1" draw:layer="layout" svg:width="0.181cm" svg:height="0.234cm" svg:x="3.797cm" svg:y="6.189cm" svg:viewBox="0 0 182 235" svg:d="M93 0c0 3 0 7 4 11 2 2 7 5 14 5 4 0 9-1 14-5 4-4 5-8 6-11h33c-3 13-10 21-18 27-11 7-25 10-38 10-12 0-28-3-37-11-6-4-11-14-11-26zM76 47l-17 101c-1 4-3 12-4 17 6-10 8-13 9-15l71-90 3-13h44l-31 188h-44l17-102c1-5 2-12 3-17-2 4-7 12-9 14l-72 90-2 15h-44l31-188z">
            <text:p/>
          </draw:path>
          <draw:path draw:style-name="gr1" draw:text-style-name="P1" draw:layer="layout" svg:width="0.208cm" svg:height="0.194cm" svg:x="4.053cm" svg:y="6.23cm" svg:viewBox="0 0 209 195" svg:d="M117 142c17-1 30-6 40-19 7-9 10-23 10-35 0-17-7-26-14-31-6-3-14-5-22-4zM91 53c-13 0-26 6-34 13-10 10-15 25-15 39 0 13 5 22 9 26 7 7 17 11 25 10zM142 0l-4 22c21 0 45 6 59 24 10 13 12 28 12 41 0 10-2 42-28 65-15 13-39 20-68 20l-3 23h-44l4-24c-26 1-43-8-53-17-8-9-17-24-17-47 0-22 7-50 39-70 16-10 32-15 55-15l4-22z">
            <text:p/>
          </draw:path>
          <draw:path draw:style-name="gr1" draw:text-style-name="P1" draw:layer="layout" svg:width="0.181cm" svg:height="0.187cm" svg:x="4.273cm" svg:y="6.236cm" svg:viewBox="0 0 182 188" svg:d="M75 0l-17 100c0 4-2 12-4 17 6-10 8-13 10-15l72-89 2-13h44l-31 188h-45l18-103c1-5 2-12 4-17-3 4-7 12-10 14l-72 91-2 15h-44l31-188z">
            <text:p/>
          </draw:path>
          <draw:path draw:style-name="gr1" draw:text-style-name="P1" draw:layer="layout" svg:width="0.16cm" svg:height="0.193cm" svg:x="4.455cm" svg:y="6.233cm" svg:viewBox="0 0 161 194" svg:d="M17 54c3-12 10-29 28-41 12-7 29-13 53-13 20 0 33 4 41 9 17 10 22 25 22 37 0 14-6 25-14 34-4 3-11 10-23 13v1c7 1 15 5 21 11 4 5 9 13 9 27 0 17-8 37-28 50-17 10-38 12-55 12-20 0-40-3-55-20-9-9-14-21-16-34l38-6c2 9 6 14 8 16 9 9 18 10 28 10 16 0 24-6 27-8 7-6 9-13 9-19s-2-13-6-16c-7-6-19-6-25-6h-21l5-32h23c8 0 19-4 24-8s9-10 9-19c0-5-2-10-7-14s-11-5-18-5c-9 0-17 1-26 8-6 3-12 10-15 19z">
            <text:p/>
          </draw:path>
          <draw:path draw:style-name="gr1" draw:text-style-name="P1" draw:layer="layout" svg:width="0.181cm" svg:height="0.187cm" svg:x="4.628cm" svg:y="6.236cm" svg:viewBox="0 0 182 188" svg:d="M75 0l-17 100c-1 4-2 12-4 17 6-10 8-13 9-15l73-89 2-13h44l-31 188h-45l18-103c1-5 2-12 3-17-2 4-6 12-10 14l-71 91-2 15h-44l31-188z">
            <text:p/>
          </draw:path>
          <draw:path draw:style-name="gr1" draw:text-style-name="P1" draw:layer="layout" svg:width="0.183cm" svg:height="0.187cm" svg:x="4.815cm" svg:y="6.236cm" svg:viewBox="0 0 184 188" svg:d="M74 0l-12 75h12c14 0 23-3 38-34 8-17 15-29 21-35 5-5 11-6 15-6h36c-7 4-11 9-22 26-10 18-9 18-19 33-8 14-14 19-16 21-5 4-11 6-16 7v1c11 2 18 10 21 15 5 7 7 14 9 21 2 11 3 18 5 26 4 22 9 31 14 38h-41c-4 0-9-3-13-17-2-9-3-20-6-35-1-12-3-19-8-24-4-4-11-6-18-6h-17l-13 82h-44l30-188z">
            <text:p/>
          </draw:path>
          <draw:path draw:style-name="gr1" draw:text-style-name="P1" draw:layer="layout" svg:width="0.169cm" svg:height="0.193cm" svg:x="5.001cm" svg:y="6.233cm" svg:viewBox="0 0 170 194" svg:d="M51 145c7 11 15 15 27 15 10 0 19-3 27-14 13-16 20-49 20-71 0-8-2-20-7-28-3-6-11-14-26-14-11 0-20 5-27 14-14 16-20 51-20 72 0 8 1 18 6 26zM143 15c13 10 27 31 27 66 0 28-10 59-24 77-9 12-31 36-72 36-20 0-39-6-54-21-15-16-20-36-20-59 0-25 5-62 31-89 20-19 40-25 64-25 14 0 32 1 48 15z">
            <text:p/>
          </draw:path>
          <draw:polygon draw:style-name="gr1" draw:text-style-name="P1" draw:layer="layout" svg:width="0.069cm" svg:height="0.033cm" svg:x="5.173cm" svg:y="6.333cm" svg:viewBox="0 0 70 34" draw:points="70,0 5,0 0,34 65,34">
            <text:p/>
          </draw:polygon>
          <draw:polygon draw:style-name="gr1" draw:text-style-name="P1" draw:layer="layout" svg:width="0.139cm" svg:height="0.187cm" svg:x="5.253cm" svg:y="6.236cm" svg:viewBox="0 0 140 188" draw:points="140,0 134,34 90,34 64,188 21,188 46,34 0,34 6,0">
            <text:p/>
          </draw:polygon>
          <draw:polygon draw:style-name="gr1" draw:text-style-name="P1" draw:layer="layout" svg:width="0.163cm" svg:height="0.187cm" svg:x="5.379cm" svg:y="6.236cm" svg:viewBox="0 0 164 188" draw:points="158,34 70,34 63,75 134,75 128,106 57,106 49,152 139,152 134,188 0,188 31,0 164,0">
            <text:p/>
          </draw:polygon>
          <draw:polygon draw:style-name="gr1" draw:text-style-name="P1" draw:layer="layout" svg:width="0.193cm" svg:height="0.187cm" svg:x="5.519cm" svg:y="6.236cm" svg:viewBox="0 0 194 188" draw:points="127,87 172,188 122,188 93,120 41,188 0,188 77,90 34,0 86,0 110,58 154,0 194,0">
            <text:p/>
          </draw:polygon>
          <draw:polygon draw:style-name="gr1" draw:text-style-name="P1" draw:layer="layout" svg:width="0.179cm" svg:height="0.187cm" svg:x="5.709cm" svg:y="6.236cm" svg:viewBox="0 0 180 188" draw:points="74,0 62,73 125,73 137,0 180,0 150,188 106,188 119,107 57,107 44,188 0,188 31,0">
            <text:p/>
          </draw:polygon>
          <draw:path draw:style-name="gr1" draw:text-style-name="P1" draw:layer="layout" svg:width="0.18cm" svg:height="0.187cm" svg:x="5.895cm" svg:y="6.236cm" svg:viewBox="0 0 181 188" svg:d="M74 0l-16 100c-1 4-3 12-4 17 6-10 7-13 9-15l72-89 2-13h44l-31 188h-44l17-103c1-5 3-12 4-17-2 4-7 12-9 14l-72 91-3 15h-43l30-188z">
            <text:p/>
          </draw:path>
          <draw:path draw:style-name="gr1" draw:text-style-name="P1" draw:layer="layout" svg:width="0.155cm" svg:height="0.187cm" svg:x="6.095cm" svg:y="6.236cm" svg:viewBox="0 0 156 188" svg:d="M53 0l-8 51c-1 3-1 6-1 9s0 8 3 12c5 6 14 6 22 6s20-1 30-2l12-76h45l-32 188h-43l12-78c-10 1-25 1-38 1-11 0-32 0-44-11-5-5-11-14-11-30 0-7 1-14 2-21l9-49z">
            <text:p/>
          </draw:path>
          <draw:polygon draw:style-name="gr1" draw:text-style-name="P1" draw:layer="layout" svg:width="0.163cm" svg:height="0.187cm" svg:x="6.256cm" svg:y="6.236cm" svg:viewBox="0 0 164 188" draw:points="158,34 69,34 62,75 133,75 127,106 57,106 50,152 139,152 133,188 0,188 31,0 164,0">
            <text:p/>
          </draw:polygon>
          <draw:path draw:style-name="gr1" draw:text-style-name="P1" draw:layer="layout" svg:width="0.162cm" svg:height="0.193cm" svg:x="6.422cm" svg:y="6.233cm" svg:viewBox="0 0 163 194" svg:d="M123 73c0-7-1-18-6-26-5-10-13-14-26-14-17 0-26 12-32 24-9 19-14 46-14 64 0 9 2 21 9 30 5 6 13 9 21 9 15 0 33-8 40-37l39 7c-3 10-8 20-14 30-18 25-40 34-66 34-30 0-48-16-57-27-11-14-17-33-17-53 0-28 9-60 26-81 16-20 38-33 68-33 28 0 43 10 50 18 12 13 18 33 19 50z">
            <text:p/>
          </draw:path>
          <draw:path draw:style-name="gr1" draw:text-style-name="P1" draw:layer="layout" svg:width="0.183cm" svg:height="0.187cm" svg:x="6.592cm" svg:y="6.236cm" svg:viewBox="0 0 184 188" svg:d="M75 0l-12 75h12c14 0 23-3 38-34 8-17 14-29 21-35 5-5 10-6 14-6h36c-6 4-11 9-21 26-11 18-10 18-19 33-9 14-14 19-16 21-5 4-11 6-16 7v1c11 2 18 10 21 15 5 7 7 14 8 21 3 11 4 18 5 26 5 22 10 31 14 38h-40c-4 0-9-3-13-17-2-9-4-20-6-35-1-12-3-19-8-24-4-4-12-6-19-6h-17l-13 82h-44l30-188z">
            <text:p/>
          </draw:path>
          <draw:path draw:style-name="gr1" draw:text-style-name="P1" draw:layer="layout" svg:width="0.181cm" svg:height="0.187cm" svg:x="6.771cm" svg:y="6.236cm" svg:viewBox="0 0 182 188" svg:d="M75 0l-17 100c0 4-2 12-4 17 6-10 8-13 9-15l73-89 2-13h44l-31 188h-45l17-103c1-5 2-12 3-17-2 4-6 12-9 14l-71 91-2 15h-44l31-188z">
            <text:p/>
          </draw:path>
          <draw:path draw:style-name="gr1" draw:text-style-name="P1" draw:layer="layout" svg:width="0.18cm" svg:height="0.234cm" svg:x="6.958cm" svg:y="6.189cm" svg:viewBox="0 0 181 235" svg:d="M92 0c0 3 0 7 4 11 2 2 6 5 14 5 4 0 9-1 14-5s6-8 6-11h34c-3 13-10 21-18 27-11 7-26 10-39 10-12 0-28-3-37-11-6-4-11-14-11-26zM74 47l-16 101c-1 4-3 12-4 17 6-10 8-13 9-15l72-90 3-13h43l-30 188h-45l17-102c0-5 2-12 3-17-2 4-7 12-9 14l-71 90-2 15h-44l31-188z">
            <text:p/>
          </draw:path>
          <draw:path draw:style-name="gr1" draw:text-style-name="P1" draw:layer="layout" svg:width="0.181cm" svg:height="0.187cm" svg:x="7.208cm" svg:y="6.236cm" svg:viewBox="0 0 182 188" svg:d="M76 0l-17 100c-2 4-3 12-5 17 7-10 9-13 10-15l72-89 2-13h44l-31 188h-44l17-103c1-5 2-12 3-17-2 4-6 12-9 14l-72 91-2 15h-44l31-188z">
            <text:p/>
          </draw:path>
          <draw:polygon draw:style-name="gr1" draw:text-style-name="P1" draw:layer="layout" svg:width="0.179cm" svg:height="0.187cm" svg:x="7.395cm" svg:y="6.236cm" svg:viewBox="0 0 180 188" draw:points="75,0 63,73 125,73 136,0 180,0 149,188 106,188 119,107 57,107 45,188 0,188 31,0">
            <text:p/>
          </draw:polygon>
          <draw:path draw:style-name="gr1" draw:text-style-name="P1" draw:layer="layout" svg:width="0.162cm" svg:height="0.193cm" svg:x="7.586cm" svg:y="6.233cm" svg:viewBox="0 0 163 194" svg:d="M123 73c0-7-1-18-6-26-5-10-13-14-25-14-17 0-27 12-33 24-9 19-14 46-14 64 0 9 2 21 9 30 5 6 14 9 22 9 14 0 32-8 39-37l39 7c-3 10-8 20-15 30-17 25-38 34-64 34-31 0-49-16-58-27-11-14-17-33-17-53 0-28 9-60 26-81 16-20 38-33 69-33 27 0 41 10 49 18 12 13 18 33 19 50z">
            <text:p/>
          </draw:path>
          <draw:polygon draw:style-name="gr1" draw:text-style-name="P1" draw:layer="layout" svg:width="0.138cm" svg:height="0.187cm" svg:x="7.762cm" svg:y="6.236cm" svg:viewBox="0 0 139 188" draw:points="139,0 134,34 88,34 63,188 19,188 45,34 0,34 6,0">
            <text:p/>
          </draw:polygon>
          <draw:path draw:style-name="gr1" draw:text-style-name="P1" draw:layer="layout" svg:width="0.18cm" svg:height="0.187cm" svg:x="7.888cm" svg:y="6.236cm" svg:viewBox="0 0 181 188" svg:d="M74 0l-17 100c0 4-2 12-4 17 6-10 8-13 10-15l72-89 2-13h44l-31 188h-43l16-103c1-5 2-12 4-17-3 4-7 12-9 14l-73 91-2 15h-43l30-188z">
            <text:p/>
          </draw:path>
          <draw:polygon draw:style-name="gr1" draw:text-style-name="P1" draw:layer="layout" svg:width="0.138cm" svg:height="0.187cm" svg:x="8.081cm" svg:y="6.236cm" svg:viewBox="0 0 139 188" draw:points="139,0 133,34 89,34 63,188 19,188 44,34 0,34 5,0">
            <text:p/>
          </draw:polygon>
          <draw:path draw:style-name="gr1" draw:text-style-name="P1" draw:layer="layout" svg:width="0.173cm" svg:height="0.19cm" svg:x="8.211cm" svg:y="6.236cm" svg:viewBox="0 0 174 191" svg:d="M56 0l26 90h1l51-90h40l-79 136c-16 26-24 35-29 40-13 11-26 15-43 15-8 0-16-1-23-3l6-33c7 2 14 2 16 2 6 0 14-1 21-6 4-4 8-9 10-14l-45-137z">
            <text:p/>
          </draw:path>
          <draw:polygon draw:style-name="gr1" draw:text-style-name="P1" draw:layer="layout" svg:width="0.138cm" svg:height="0.187cm" svg:x="8.374cm" svg:y="6.236cm" svg:viewBox="0 0 139 188" draw:points="139,0 133,34 89,34 63,188 19,188 44,34 0,34 6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7:46:27.677000000</dc:date>
    <meta:editing-duration>PT1H8M45S</meta:editing-duration>
    <meta:editing-cycles>25</meta:editing-cycles>
    <meta:generator>LibreOffice/7.5.0.3$Windows_X86_64 LibreOffice_project/c21113d003cd3efa8c53188764377a8272d9d6de</meta:generator>
    <meta:document-statistic meta:object-count="43"/>
  </office:meta>
</office:document-meta>
</file>